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200%"/>
      <style:text-properties style:font-name="Arial" fo:font-size="11pt" officeooo:rsid="000fdfbf" officeooo:paragraph-rsid="000fdfbf" style:font-size-asian="9.60000038146973pt" style:font-size-complex="11pt"/>
    </style:style>
    <style:style style:name="T1" style:family="text">
      <style:text-properties officeooo:rsid="00104e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59372837" text:style-name="L2">
        <text:list-item>
          <text:p text:style-name="P1">DNS, NTP, ARP</text:p>
        </text:list-item>
        <text:list-item>
          <text:p text:style-name="P1">Less than a second (somewhere around ~0.1s)</text:p>
        </text:list-item>
        <text:list-item>
          <text:p text:style-name="P1"><text:span text:style-name="T1">gaia.cs.umass.edu</text:span> is 128.119.245.12, my computer’s is 10.11.157.11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13:25.114993489</meta:creation-date>
    <dc:date>2018-01-22T17:27:39.782958232</dc:date>
    <meta:editing-duration>PT3M44S</meta:editing-duration>
    <meta:editing-cycles>1</meta:editing-cycles>
    <meta:generator>LibreOffice/5.4.4.2$Linux_X86_64 LibreOffice_project/40m0$Build-2</meta:generator>
    <meta:document-statistic meta:table-count="0" meta:image-count="0" meta:object-count="0" meta:page-count="1" meta:paragraph-count="3" meta:word-count="20" meta:character-count="129" meta:non-whitespace-character-count="115"/>
  </office:meta>
</office:document-meta>
</file>